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Sans4" svg:font-family="'Liberation Sans'" style:font-adornments="Regular" style:font-family-generic="swis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objectwithoutfill">
      <style:graphic-properties draw:stroke="dash" draw:stroke-dash="Fine_20_Dashed" svg:stroke-width="0.051cm" svg:stroke-color="#ffffff" draw:marker-start="Arrow" draw:marker-start-width="0.376cm" draw:marker-end="Arrow" draw:marker-end-width="0.376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color="#000000" draw:textarea-horizontal-align="justify" draw:textarea-vertical-align="middle" draw:auto-grow-height="false"/>
    </style:style>
    <style:style style:name="gr6" style:family="graphic" style:parent-style-name="standard">
      <style:graphic-properties svg:stroke-color="#000000" draw:auto-grow-height="false" fo:wrap-option="wrap"/>
    </style:style>
    <style:style style:name="gr7" style:family="graphic" style:parent-style-name="objectwithoutfill">
      <style:graphic-properties draw:stroke="dash" draw:stroke-dash="Fine_20_Dashed" svg:stroke-width="0.051cm" svg:stroke-color="#ffffff" draw:marker-start-width="0.276cm" draw:marker-end-width="0.276cm" draw:fill="none" draw:textarea-vertical-align="middle" fo:padding-top="0.15cm" fo:padding-bottom="0.15cm" fo:padding-left="0.275cm" fo:padding-right="0.275cm"/>
    </style:style>
    <style:style style:name="gr8" style:family="graphic" style:parent-style-name="objectwithoutfill">
      <style:graphic-properties svg:stroke-color="#ffffff" draw:marker-end="Arrow" draw:marker-end-width="0.3cm" draw:fill="none" draw:textarea-vertical-align="middle"/>
    </style:style>
    <style:style style:name="gr9" style:family="graphic" style:parent-style-name="objectwithoutfill">
      <style:graphic-properties draw:stroke="dash" draw:stroke-dash="Fine_20_Dashed" svg:stroke-color="#ffffff" draw:marker-start="Arrow" draw:marker-start-width="0.3cm" draw:marker-end="Arrow" draw:marker-end-width="0.3cm" draw:fill="none" draw:textarea-vertical-align="middle"/>
    </style:style>
    <style:style style:name="gr10" style:family="graphic" style:parent-style-name="objectwithoutfill">
      <style:graphic-properties draw:stroke="dash" draw:stroke-dash="Ultrafine_20_Dashed" svg:stroke-color="#ffffff" draw:marker-start="Arrow" draw:marker-start-width="0.3cm" draw:marker-end="Arrow" draw:marker-end-width="0.3cm" draw:fill="none" draw:textarea-vertical-align="middle"/>
    </style:style>
    <style:style style:name="gr11" style:family="graphic" style:parent-style-name="standard">
      <style:graphic-properties draw:stroke="dash" draw:stroke-dash="Fine_20_Dashed" svg:stroke-width="0.051cm" svg:stroke-color="#ffffff" draw:marker-start-width="0.276cm" draw:marker-end-width="0.276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svg:stroke-color="#000000" draw:fill="none" draw:fill-color="#ffffff" draw:auto-grow-height="true" draw:auto-grow-width="false" fo:max-height="0cm" fo:min-height="0.528cm"/>
    </style:style>
    <style:style style:name="gr13" style:family="graphic" style:parent-style-name="standard">
      <style:graphic-properties draw:stroke="none" svg:stroke-color="#000000" draw:fill="none" draw:fill-color="#ffffff" draw:auto-grow-height="true" draw:auto-grow-width="false" fo:max-height="0cm" fo:min-height="0.004cm"/>
    </style:style>
    <style:style style:name="gr14" style:family="graphic" style:parent-style-name="standard">
      <style:graphic-properties draw:stroke="none" svg:stroke-color="#000000" draw:fill="none" draw:fill-color="#ffffff" draw:auto-grow-height="true" draw:auto-grow-width="false" fo:max-height="0cm" fo:min-height="0.566cm"/>
    </style:style>
    <style:style style:name="gr15" style:family="graphic" style:parent-style-name="standard">
      <style:graphic-properties svg:stroke-color="#000000" draw:fill="solid" draw:fill-color="#661900"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1" style:family="paragraph">
      <style:paragraph-properties fo:text-align="center"/>
      <style:text-properties fo:font-size="32pt" fo:font-weight="bold" style:font-size-asian="32pt" style:font-weight-asian="bold" style:font-size-complex="32pt" style:font-weight-complex="bold"/>
    </style:style>
    <style:style style:name="P2" style:family="paragraph">
      <style:paragraph-properties fo:text-align="center"/>
    </style:style>
    <style:style style:name="P3" style:family="paragraph">
      <style:text-properties fo:color="#000000" style:font-name="FreeMono1" fo:font-size="16pt" fo:font-weight="bold" style:font-size-asian="16pt" style:font-weight-asian="bold" style:font-size-complex="16pt" style:font-weight-complex="bold"/>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color="#000000"/>
    </style:style>
    <style:style style:name="P6" style:family="paragraph">
      <style:text-properties fo:font-size="20pt"/>
    </style:style>
    <style:style style:name="P7" style:family="paragraph">
      <style:paragraph-properties fo:text-align="center"/>
      <style:text-properties fo:font-style="italic" style:font-style-asian="italic" style:font-style-complex="italic"/>
    </style:style>
    <style:style style:name="P8" style:family="paragraph">
      <style:text-properties fo:font-style="italic" style:font-style-asian="italic" style:font-style-complex="italic"/>
    </style:style>
    <style:style style:name="P9" style:family="paragraph">
      <style:paragraph-properties fo:text-align="center"/>
      <style:text-properties fo:font-size="18pt"/>
    </style:style>
    <style:style style:name="P10" style:family="paragraph">
      <style:paragraph-properties fo:text-align="center"/>
      <style:text-properties fo:color="#000000" fo:font-size="18pt"/>
    </style:style>
    <style:style style:name="P11" style:family="paragraph">
      <style:paragraph-properties fo:text-align="center"/>
      <style:text-properties fo:font-size="24pt" fo:font-weight="normal" style:font-size-asian="24pt" style:font-weight-asian="normal" style:font-size-complex="24pt" style:font-weight-complex="normal"/>
    </style:style>
    <style:style style:name="P12" style:family="paragraph">
      <style:paragraph-properties fo:text-align="center"/>
      <style:text-properties fo:color="#000000" fo:font-weight="bold" style:font-weight-asian="bold" style:font-weight-complex="bold"/>
    </style:style>
    <style:style style:name="P13" style:family="paragraph">
      <style:paragraph-properties fo:text-align="center"/>
      <style:text-properties fo:font-size="40pt" fo:font-weight="bold" style:font-size-asian="40pt" style:font-weight-asian="bold" style:font-size-complex="40pt"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3300" fo:font-size="44pt" fo:font-weight="bold" style:font-size-asian="44pt" style:font-weight-asian="bold" style:font-size-complex="44pt" style:font-weight-complex="bold"/>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32pt" fo:font-weight="bold" style:font-size-asian="32pt" style:font-weight-asian="bold" style:font-size-complex="32pt" style:font-weight-complex="bold"/>
    </style:style>
    <style:style style:name="T8" style:family="text">
      <style:text-properties fo:color="#000000" style:font-name="FreeMono1" fo:font-size="16pt" fo:font-weight="bold" style:font-size-asian="16pt" style:font-weight-asian="bold" style:font-size-complex="16pt" style:font-weight-complex="bold"/>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color="#000000" fo:font-weight="bold" style:font-weight-asian="bold" style:font-weight-complex="bold"/>
    </style:style>
    <style:style style:name="T13" style:family="text">
      <style:text-properties fo:font-size="28pt" style:font-size-asian="28pt" style:font-size-complex="28pt"/>
    </style:style>
    <style:style style:name="T1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5"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3-07</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presentation:user-transformed="true">
          <draw:text-box>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4"/></text:p>
            <text:p><text:span text:style-name="T5">Softlang Sync Meeting</text:span></text:p>
            <text:p><text:span text:style-name="T5">2016-03-07</text:span></text:p>
            <text:p/>
            <text:p><text:span text:style-name="T6"/></text:p>
            <text:p><text:span text:style-name="T6">University of Koblenz-Landau</text:span></text:p>
            <text:p><text:span text:style-name="T6">Maximilian Meffer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Know</text:p>
          </draw:text-box>
        </draw:frame>
        <draw:custom-shape draw:style-name="gr2" draw:text-style-name="P1" xml:id="id1" draw:id="id1" draw:layer="layout" svg:width="4.826cm" svg:height="5.588cm" svg:x="4.187cm" svg:y="6.858cm">
          <text:p text:style-name="P1"><text:span text:style-name="T7">.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xml:id="id2" draw:id="id2" draw:layer="layout" svg:width="4.826cm" svg:height="5.588cm" svg:x="18.988cm" svg:y="6.859cm">
          <text:p text:style-name="P1"><text:span text:style-name="T7">.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2" draw:layer="layout" svg:x1="9.013cm" svg:y1="9.652cm" svg:x2="18.988cm" svg:y2="9.653cm" draw:start-shape="id1" draw:start-glue-point="7" draw:end-shape="id2" draw:end-glue-point="5" svg:d="M9013 9652h4988v1h4987" svg:viewBox="0 0 9976 2">
          <text:p/>
        </draw:connector>
        <draw:frame draw:style-name="gr4" draw:layer="layout" svg:width="5.08cm" svg:height="0.962cm" svg:x="11.46cm" svg:y="8.636cm">
          <draw:text-box>
            <text:p text:style-name="P2">correspondsTo</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Assume</text:p>
          </draw:text-box>
        </draw:frame>
        <draw:custom-shape draw:style-name="gr5" draw:text-style-name="P2" draw:layer="layout" svg:width="11.384cm" svg:height="14.349cm" svg:x="1.316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3" draw:id="id3" draw:layer="layout" svg:width="7.966cm" svg:height="0.818cm" svg:x="1.686cm" svg:y="5.334cm">
          <draw:text-box>
            <text:p text:style-name="P3"><text:span text:style-name="T8">public class Company {</text:span></text:p>
          </draw:text-box>
        </draw:frame>
        <draw:frame draw:style-name="gr4" draw:text-style-name="P3" draw:layer="layout" svg:width="9.398cm" svg:height="0.818cm" svg:x="1.586cm" svg:y="11.634cm">
          <draw:text-box>
            <text:p text:style-name="P3"><text:span text:style-name="T8">}</text:span></text:p>
          </draw:text-box>
        </draw:frame>
        <draw:frame draw:style-name="gr4" draw:text-style-name="P3" xml:id="id5" draw:id="id5" draw:layer="layout" svg:width="7.866cm" svg:height="0.818cm" svg:x="1.786cm" svg:y="6.434cm">
          <draw:text-box>
            <text:p text:style-name="P3"><text:span text:style-name="T8"><text:s/></text:span><text:span text:style-name="T8">private String name;</text:span></text:p>
          </draw:text-box>
        </draw:frame>
        <draw:frame draw:style-name="gr4" draw:text-style-name="P3" xml:id="id7" draw:id="id7" draw:layer="layout" svg:width="10.668cm" svg:height="0.818cm" svg:x="1.786cm" svg:y="7.134cm">
          <draw:text-box>
            <text:p text:style-name="P3"><text:span text:style-name="T8"><text:s/></text:span><text:span text:style-name="T8">private Employee[] employees;</text:span></text:p>
          </draw:text-box>
        </draw:frame>
        <draw:frame draw:style-name="gr4" draw:text-style-name="P3" xml:id="id9" draw:id="id9" draw:layer="layout" svg:width="7.358cm" svg:height="0.818cm" svg:x="1.786cm" svg:y="8.134cm">
          <draw:text-box>
            <text:p text:style-name="P3"><text:span text:style-name="T8"><text:s/></text:span><text:span text:style-name="T8">public getName(){…}</text:span></text:p>
          </draw:text-box>
        </draw:frame>
        <draw:frame draw:style-name="gr4" draw:text-style-name="P3" xml:id="id10" draw:id="id10" draw:layer="layout" svg:width="7.866cm" svg:height="0.818cm" svg:x="1.786cm" svg:y="8.934cm">
          <draw:text-box>
            <text:p text:style-name="P3"><text:span text:style-name="T8"><text:s/></text:span><text:span text:style-name="T8">public setName(…){…}</text:span></text:p>
          </draw:text-box>
        </draw:frame>
        <draw:frame draw:style-name="gr4" draw:text-style-name="P3" xml:id="id11" draw:id="id11" draw:layer="layout" svg:width="8.882cm" svg:height="0.818cm" svg:x="1.786cm" svg:y="9.634cm">
          <draw:text-box>
            <text:p text:style-name="P3"><text:span text:style-name="T8"><text:s/></text:span><text:span text:style-name="T8">public getEmployees(){}</text:span></text:p>
          </draw:text-box>
        </draw:frame>
        <draw:frame draw:style-name="gr4" draw:text-style-name="P3" xml:id="id12" draw:id="id12" draw:layer="layout" svg:width="9.39cm" svg:height="0.818cm" svg:x="1.786cm" svg:y="10.334cm">
          <draw:text-box>
            <text:p text:style-name="P3"><text:span text:style-name="T8"><text:s/></text:span><text:span text:style-name="T8">public setEmployees(…){…}</text:span></text:p>
          </draw:text-box>
        </draw:frame>
        <draw:custom-shape draw:style-name="gr5" draw:text-style-name="P2" draw:layer="layout" svg:width="11.384cm" svg:height="14.349cm" svg:x="15.317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4" draw:id="id4" draw:layer="layout" svg:width="9.398cm" svg:height="0.818cm" svg:x="15.587cm" svg:y="5.334cm">
          <draw:text-box>
            <text:p text:style-name="P3"><text:span text:style-name="T8">&lt;company&gt;</text:span></text:p>
          </draw:text-box>
        </draw:frame>
        <draw:frame draw:style-name="gr4" draw:text-style-name="P3" draw:layer="layout" svg:width="9.398cm" svg:height="0.818cm" svg:x="15.487cm" svg:y="8.134cm">
          <draw:text-box>
            <text:p text:style-name="P3"><text:span text:style-name="T8">&lt;/company&gt;</text:span></text:p>
          </draw:text-box>
        </draw:frame>
        <draw:frame draw:style-name="gr4" draw:text-style-name="P3" xml:id="id6" draw:id="id6" draw:layer="layout" svg:width="6.157cm" svg:height="0.818cm" svg:x="15.687cm" svg:y="6.434cm">
          <draw:text-box>
            <text:p text:style-name="P3"><text:span text:style-name="T8"><text:s/></text:span><text:span text:style-name="T8">&lt;name&gt; … &lt;/name</text:span></text:p>
          </draw:text-box>
        </draw:frame>
        <draw:frame draw:style-name="gr4" draw:text-style-name="P3" xml:id="id8" draw:id="id8" draw:layer="layout" svg:width="9.713cm" svg:height="0.818cm" svg:x="15.687cm" svg:y="7.134cm">
          <draw:text-box>
            <text:p text:style-name="P3"><text:span text:style-name="T8"><text:s/></text:span><text:span text:style-name="T8">&lt;employees&gt; … &lt;/employees&gt;</text:span></text:p>
          </draw:text-box>
        </draw:frame>
        <draw:connector draw:style-name="gr3" draw:text-style-name="P2" draw:layer="layout" svg:x1="9.652cm" svg:y1="5.743cm" svg:x2="15.587cm" svg:y2="5.743cm" draw:start-shape="id3" draw:start-glue-point="1" draw:end-shape="id4" svg:d="M9652 5743h5935" svg:viewBox="0 0 5936 1">
          <text:p/>
        </draw:connector>
        <draw:connector draw:style-name="gr3" draw:text-style-name="P2" draw:layer="layout" svg:x1="9.652cm" svg:y1="6.843cm" svg:x2="15.687cm" svg:y2="6.843cm" draw:start-shape="id5" draw:start-glue-point="1" draw:end-shape="id6" draw:end-glue-point="3" svg:d="M9652 6843h6035" svg:viewBox="0 0 6036 1">
          <text:p/>
        </draw:connector>
        <draw:connector draw:style-name="gr3" draw:text-style-name="P2" draw:layer="layout" svg:x1="12.454cm" svg:y1="7.543cm" svg:x2="15.687cm" svg:y2="7.543cm" draw:start-shape="id7" draw:start-glue-point="1" draw:end-shape="id8" svg:d="M12454 7543h3233" svg:viewBox="0 0 3234 1">
          <text:p/>
        </draw:connector>
        <draw:connector draw:style-name="gr3" draw:text-style-name="P2" draw:layer="layout" draw:line-skew="-0.524cm -1.108cm 0.516cm" svg:x1="1.786cm" svg:y1="8.543cm" svg:x2="21.844cm" svg:y2="6.843cm" draw:start-shape="id9" draw:start-glue-point="3" draw:end-shape="id6" draw:end-glue-point="1" svg:d="M1786 8543h-1024v-3717h22098v2017h-1016" svg:viewBox="0 0 22099 3718">
          <text:p/>
        </draw:connector>
        <draw:connector draw:style-name="gr3" draw:text-style-name="P2" draw:layer="layout" draw:line-skew="-0.778cm -3.521cm 0.77cm" svg:x1="1.786cm" svg:y1="9.343cm" svg:x2="21.844cm" svg:y2="6.843cm" draw:start-shape="id10" draw:start-glue-point="3" draw:end-shape="id6" draw:end-glue-point="1" svg:d="M1786 9343h-1278v-4771h22606v2271h-1270" svg:viewBox="0 0 22607 4772">
          <text:p/>
        </draw:connector>
        <draw:connector draw:style-name="gr3" draw:text-style-name="P2" draw:layer="layout" draw:line-skew="-0.778cm 4.161cm 0.516cm" svg:x1="1.786cm" svg:y1="10.043cm" svg:x2="25.4cm" svg:y2="7.543cm" draw:start-shape="id11" draw:start-glue-point="3" draw:end-shape="id8" draw:end-glue-point="1" svg:d="M1786 10043h-1278v2911h25908v-5411h-1016" svg:viewBox="0 0 25909 5412">
          <text:p/>
        </draw:connector>
        <draw:connector draw:style-name="gr3" draw:text-style-name="P2" draw:layer="layout" draw:line-skew="-0.524cm 3.557cm 0.262cm" svg:x1="1.786cm" svg:y1="10.743cm" svg:x2="25.4cm" svg:y2="7.543cm" draw:start-shape="id12" draw:start-glue-point="3" draw:end-shape="id8" draw:end-glue-point="1" svg:d="M1786 10743h-1024v1957h25400v-5157h-762" svg:viewBox="0 0 25401 5158">
          <text:p/>
        </draw:connector>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g>
          <draw:custom-shape draw:style-name="gr2" draw:text-style-name="P4" draw:layer="layout" svg:width="8.708cm" svg:height="4.064cm" svg:x="2.945cm" svg:y="5.767cm">
            <text:p text:style-name="P4"><text:span text:style-name="T2">(1.)</text:span></text:p>
            <text:p text:style-name="P4"><text:span text:style-name="T2">Fragment</text:span></text:p>
            <text:p text:style-name="P4"><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5.768cm">
            <text:p text:style-name="P4"><text:span text:style-name="T2">(2.) </text:span></text:p>
            <text:p text:style-name="P4"><text:span text:style-name="T2">Entity</text:span></text:p>
            <text:p text:style-name="P4"><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16.347cm" svg:y="5.769cm">
            <text:p text:style-name="P4"><text:span text:style-name="T2">(3.) </text:span></text:p>
            <text:p text:style-name="P4"><text:span text:style-name="T2">Relationship</text:span></text:p>
            <text:p text:style-name="P4"><text:span text:style-name="T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presentation:style-name="pr3" draw:layer="layout" svg:width="25.199cm" svg:height="3.506cm" svg:x="1.4cm" svg:y="0.837cm" presentation:class="title">
          <draw:text-box>
            <text:p>Recovery Phases</text:p>
          </draw:text-box>
        </draw:frame>
        <draw:g>
          <draw:custom-shape draw:style-name="gr2" draw:text-style-name="P5" draw:layer="layout" svg:width="3.302cm" svg:height="4.064cm" svg:x="5.478cm" svg:y="12.29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279cm" svg:y="12.091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08cm" svg:y="11.892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6" draw:text-style-name="P5" draw:layer="layout" svg:width="5.544cm" svg:height="4.572cm" svg:x="11.086cm" svg:y="12.082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876cm" svg:y="11.883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666cm" svg:y="11.684cm">
            <text:p text:style-name="P2"><text:span text:style-name="T9">MegaL</text:span></text:p>
            <text:p text:style-name="P2"><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6" draw:text-style-name="P5" draw:layer="layout" svg:width="5.544cm" svg:height="4.572cm" svg:x="18.487cm" svg:y="12.083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277cm" svg:y="11.884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067cm" svg:y="11.685cm">
            <text:p text:style-name="P2"><text:span text:style-name="T9">MegaL</text:span></text:p>
            <text:p text:style-name="P2"><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line draw:style-name="gr7" draw:text-style-name="P2" draw:layer="layout" svg:x1="9.998cm" svg:y1="3.81cm" svg:x2="9.998cm" svg:y2="17.78cm">
          <text:p/>
        </draw:line>
        <draw:line draw:style-name="gr7" draw:text-style-name="P2" draw:layer="layout" svg:x1="17.298cm" svg:y1="3.81cm" svg:x2="17.298cm" svg:y2="17.78cm">
          <text:p/>
        </draw:lin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Fragment Megamodeling</text:p>
          </draw:text-box>
        </draw:frame>
        <draw:custom-shape draw:style-name="gr2" draw:text-style-name="P2" xml:id="id16" draw:id="id16" draw:layer="layout" svg:width="5.334cm" svg:height="1.524cm" svg:x="5.178cm" svg:y="4.731cm">
          <text:p text:style-name="P2">JavaFile</text:p>
          <draw:enhanced-geometry svg:viewBox="0 0 21600 21600" draw:type="rectangle" draw:enhanced-path="M 0 0 L 21600 0 21600 21600 0 21600 0 0 Z N"/>
        </draw:custom-shape>
        <draw:custom-shape draw:style-name="gr2" draw:text-style-name="P2" xml:id="id14" draw:id="id14" draw:layer="layout" svg:width="5.334cm" svg:height="1.524cm" svg:x="5.178cm" svg:y="8.278cm">
          <text:p text:style-name="P2">JavaClass</text:p>
          <draw:enhanced-geometry svg:viewBox="0 0 21600 21600" draw:type="rectangle" draw:enhanced-path="M 0 0 L 21600 0 21600 21600 0 21600 0 0 Z N"/>
        </draw:custom-shape>
        <draw:custom-shape draw:style-name="gr2" draw:text-style-name="P2" xml:id="id13" draw:id="id13" draw:layer="layout" svg:width="5.334cm" svg:height="1.524cm" svg:x="1.578cm" svg:y="12.436cm">
          <text:p text:style-name="P2">JavaField</text:p>
          <draw:enhanced-geometry svg:viewBox="0 0 21600 21600" draw:type="rectangle" draw:enhanced-path="M 0 0 L 21600 0 21600 21600 0 21600 0 0 Z N"/>
        </draw:custom-shape>
        <draw:custom-shape draw:style-name="gr2" draw:text-style-name="P2" xml:id="id15" draw:id="id15" draw:layer="layout" svg:width="5.334cm" svg:height="1.524cm" svg:x="8.778cm" svg:y="12.436cm">
          <text:p text:style-name="P2">JavaMethod</text:p>
          <draw:enhanced-geometry svg:viewBox="0 0 21600 21600" draw:type="rectangle" draw:enhanced-path="M 0 0 L 21600 0 21600 21600 0 21600 0 0 Z N"/>
        </draw:custom-shape>
        <draw:connector draw:style-name="gr8" draw:text-style-name="P2" draw:layer="layout" draw:type="curve" svg:x1="4.245cm" svg:y1="12.436cm" svg:x2="7.845cm" svg:y2="9.802cm" draw:start-shape="id13" draw:start-glue-point="0" draw:end-shape="id14" draw:end-glue-point="2" svg:d="M4245 12436c0-1975 3600-659 3600-2634" svg:viewBox="0 0 3601 2635">
          <text:p/>
        </draw:connector>
        <draw:connector draw:style-name="gr8" draw:text-style-name="P2" draw:layer="layout" draw:type="curve" svg:x1="11.445cm" svg:y1="12.436cm" svg:x2="7.845cm" svg:y2="9.802cm" draw:start-shape="id15" draw:start-glue-point="0" draw:end-shape="id14" draw:end-glue-point="2" svg:d="M11445 12436c0-1975-3600-659-3600-2634" svg:viewBox="0 0 3601 2635">
          <text:p/>
        </draw:connector>
        <draw:connector draw:style-name="gr8" draw:text-style-name="P2" draw:layer="layout" draw:type="curve" svg:x1="7.845cm" svg:y1="8.278cm" svg:x2="7.845cm" svg:y2="6.255cm" draw:start-shape="id14" draw:start-glue-point="0" draw:end-shape="id16" draw:end-glue-point="2" svg:d="M7845 8278v-2023" svg:viewBox="0 0 1 2024">
          <text:p/>
        </draw:connector>
        <draw:connector draw:style-name="gr8" draw:text-style-name="P2" draw:layer="layout" draw:type="curve" draw:line-skew="-0.365cm -1.551cm" svg:x1="7.845cm" svg:y1="8.278cm" svg:x2="5.178cm" svg:y2="9.04cm" draw:start-shape="id14" draw:start-glue-point="0" draw:end-shape="id14" draw:end-glue-point="3" svg:d="M7845 8278c0-1299-2360-1083-3796-568s-1949 1330 1129 1330" svg:viewBox="0 0 4933 1734">
          <text:p/>
        </draw:connector>
        <draw:frame draw:style-name="gr4" draw:text-style-name="P8" draw:layer="layout" svg:width="2.794cm" svg:height="0.962cm" svg:x="11.145cm" svg:y="10.846cm">
          <draw:text-box>
            <text:p text:style-name="P7"><text:span text:style-name="T10">partOf</text:span></text:p>
          </draw:text-box>
        </draw:frame>
        <draw:frame draw:style-name="gr4" draw:text-style-name="P8" draw:layer="layout" svg:width="2.794cm" svg:height="0.962cm" svg:x="1.945cm" svg:y="10.846cm">
          <draw:text-box>
            <text:p text:style-name="P7"><text:span text:style-name="T10">partOf</text:span></text:p>
          </draw:text-box>
        </draw:frame>
        <draw:frame draw:style-name="gr4" draw:text-style-name="P8" draw:layer="layout" svg:width="2.794cm" svg:height="0.962cm" svg:x="0.344cm" svg:y="8.106cm">
          <draw:text-box>
            <text:p text:style-name="P7"><text:span text:style-name="T10">partOf</text:span></text:p>
          </draw:text-box>
        </draw:frame>
        <draw:frame draw:style-name="gr4" draw:text-style-name="P8" draw:layer="layout" svg:width="2.794cm" svg:height="0.962cm" svg:x="7.51cm" svg:y="6.836cm">
          <draw:text-box>
            <text:p text:style-name="P7"><text:span text:style-name="T10">partOf</text:span></text:p>
          </draw:text-box>
        </draw:frame>
        <draw:custom-shape draw:style-name="gr2" draw:text-style-name="P2" xml:id="id19" draw:id="id19" draw:layer="layout" svg:width="5.588cm" svg:height="1.524cm" svg:x="18.088cm" svg:y="4.731cm">
          <text:p text:style-name="P2">XMLDocument</text:p>
          <draw:enhanced-geometry svg:viewBox="0 0 21600 21600" draw:type="rectangle" draw:enhanced-path="M 0 0 L 21600 0 21600 21600 0 21600 0 0 Z N"/>
        </draw:custom-shape>
        <draw:custom-shape draw:style-name="gr2" draw:text-style-name="P2" xml:id="id18" draw:id="id18" draw:layer="layout" svg:width="5.588cm" svg:height="1.524cm" svg:x="18.088cm" svg:y="8.278cm">
          <text:p text:style-name="P2">XMLElement</text:p>
          <draw:enhanced-geometry svg:viewBox="0 0 21600 21600" draw:type="rectangle" draw:enhanced-path="M 0 0 L 21600 0 21600 21600 0 21600 0 0 Z N"/>
        </draw:custom-shape>
        <draw:custom-shape draw:style-name="gr2" draw:text-style-name="P2" xml:id="id17" draw:id="id17" draw:layer="layout" svg:width="5.588cm" svg:height="1.524cm" svg:x="18.088cm" svg:y="12.436cm">
          <text:p text:style-name="P2">XMLAttribute</text:p>
          <draw:enhanced-geometry svg:viewBox="0 0 21600 21600" draw:type="rectangle" draw:enhanced-path="M 0 0 L 21600 0 21600 21600 0 21600 0 0 Z N"/>
        </draw:custom-shape>
        <draw:connector draw:style-name="gr8" draw:text-style-name="P2" draw:layer="layout" draw:type="curve" svg:x1="20.882cm" svg:y1="12.436cm" svg:x2="20.882cm" svg:y2="9.802cm" draw:start-shape="id17" draw:start-glue-point="0" draw:end-shape="id18" draw:end-glue-point="2" svg:d="M20882 12436v-2634" svg:viewBox="0 0 1 2635">
          <text:p/>
        </draw:connector>
        <draw:connector draw:style-name="gr8" draw:text-style-name="P2" draw:layer="layout" draw:type="curve" svg:x1="20.882cm" svg:y1="8.278cm" svg:x2="20.882cm" svg:y2="6.255cm" draw:start-shape="id18" draw:start-glue-point="0" draw:end-shape="id19" draw:end-glue-point="2" svg:d="M20882 8278v-2023" svg:viewBox="0 0 1 2024">
          <text:p/>
        </draw:connector>
        <draw:connector draw:style-name="gr8" draw:text-style-name="P2" draw:layer="layout" draw:type="curve" draw:line-skew="-0.271cm 1.344cm" svg:x1="20.882cm" svg:y1="8.278cm" svg:x2="23.676cm" svg:y2="9.04cm" draw:start-shape="id18" draw:start-glue-point="0" draw:end-shape="id18" draw:end-glue-point="1" svg:d="M20882 8278c0-1158 2320-965 3710-485s1851 1247-916 1247" svg:viewBox="0 0 4817 1625">
          <text:p/>
        </draw:connector>
        <draw:connector draw:style-name="gr9" draw:text-style-name="P2" draw:layer="layout" draw:type="curve" svg:x1="10.512cm" svg:y1="5.493cm" svg:x2="18.088cm" svg:y2="5.493cm" draw:start-shape="id16" draw:start-glue-point="1" draw:end-shape="id19" draw:end-glue-point="3" svg:d="M10512 5493h7576" svg:viewBox="0 0 7577 1">
          <text:p/>
        </draw:connector>
        <draw:connector draw:style-name="gr9" draw:text-style-name="P2" draw:layer="layout" draw:type="curve" svg:x1="10.512cm" svg:y1="9.04cm" svg:x2="18.088cm" svg:y2="9.04cm" draw:start-shape="id14" draw:start-glue-point="1" draw:end-shape="id18" draw:end-glue-point="3" svg:d="M10512 9040h7576" svg:viewBox="0 0 7577 1">
          <text:p/>
        </draw:connector>
        <draw:connector draw:style-name="gr9" draw:text-style-name="P2" draw:layer="layout" draw:type="curve" draw:line-skew="2.318cm 5.172cm" svg:x1="4.245cm" svg:y1="13.96cm" svg:x2="18.088cm" svg:y2="9.04cm" draw:start-shape="id13" draw:start-glue-point="2" draw:end-shape="id18" draw:end-glue-point="3" svg:d="M4245 13960c0 4228 6714 3524 10019 1237s3200-6157 3824-6157" svg:viewBox="0 0 13844 7987">
          <text:p/>
        </draw:connector>
        <draw:connector draw:style-name="gr9" draw:text-style-name="P2" draw:layer="layout" draw:type="curve" draw:line-skew="3.399cm" svg:x1="4.245cm" svg:y1="13.96cm" svg:x2="20.882cm" svg:y2="13.96cm" draw:start-shape="id13" draw:start-glue-point="2" draw:end-shape="id17" draw:end-glue-point="2" svg:d="M4245 13960c0 5850 16637 5850 16637 0" svg:viewBox="0 0 16638 4389">
          <text:p/>
        </draw:connector>
        <draw:connector draw:style-name="gr10" draw:text-style-name="P2" draw:layer="layout" draw:type="curve" draw:line-skew="1.718cm" svg:x1="11.445cm" svg:y1="13.96cm" svg:x2="20.882cm" svg:y2="13.96cm" draw:start-shape="id15" draw:start-glue-point="2" draw:end-shape="id17" draw:end-glue-point="2" svg:d="M11445 13960c0 3328 9437 3328 9437 0" svg:viewBox="0 0 9438 2497">
          <text:p/>
        </draw:connector>
        <draw:connector draw:style-name="gr9" draw:text-style-name="P2" draw:layer="layout" draw:type="curve" draw:line-skew="0.846cm 1.572cm" svg:x1="11.445cm" svg:y1="13.96cm" svg:x2="18.088cm" svg:y2="9.04cm" draw:start-shape="id15" draw:start-glue-point="2" draw:end-shape="id18" draw:end-glue-point="3" svg:d="M11445 13960c0 2020 3114 1684 4619-51s1400-4869 2024-4869" svg:viewBox="0 0 6644 6307">
          <text:p/>
        </draw:connector>
        <draw:frame draw:style-name="gr4" draw:text-style-name="P8" draw:layer="layout" svg:width="2.794cm" svg:height="0.962cm" svg:x="24.806cm" svg:y="7.082cm">
          <draw:text-box>
            <text:p text:style-name="P7"><text:span text:style-name="T10">partOf</text:span></text:p>
          </draw:text-box>
        </draw:frame>
        <draw:frame draw:style-name="gr4" draw:text-style-name="P8" draw:layer="layout" svg:width="2.794cm" svg:height="0.962cm" svg:x="18.342cm" svg:y="6.828cm">
          <draw:text-box>
            <text:p text:style-name="P7"><text:span text:style-name="T10">partOf</text:span></text:p>
          </draw:text-box>
        </draw:frame>
        <draw:frame draw:style-name="gr4" draw:text-style-name="P8" draw:layer="layout" svg:width="2.794cm" svg:height="0.962cm" svg:x="20.628cm" svg:y="10.892cm">
          <draw:text-box>
            <text:p text:style-name="P7"><text:span text:style-name="T10">partOf</text:span></text:p>
          </draw:text-box>
        </draw:frame>
        <draw:frame draw:style-name="gr4" draw:text-style-name="P8" draw:layer="layout" svg:width="5.08cm" svg:height="0.962cm" svg:x="11.646cm" svg:y="4.542cm">
          <draw:text-box>
            <text:p text:style-name="P7"><text:span text:style-name="T10">correspondsTo</text:span></text:p>
          </draw:text-box>
        </draw:frame>
        <draw:frame draw:style-name="gr4" draw:text-style-name="P8" draw:layer="layout" svg:width="5.08cm" svg:height="0.962cm" svg:x="11.646cm" svg:y="8.142cm">
          <draw:text-box>
            <text:p text:style-name="P7"><text:span text:style-name="T10">correspondsTo</text:span></text:p>
          </draw:text-box>
        </draw:frame>
        <draw:frame draw:style-name="gr4" draw:text-style-name="P8" draw:layer="layout" svg:width="5.08cm" svg:height="0.962cm" svg:x="10.414cm" svg:y="16.818cm">
          <draw:text-box>
            <text:p text:style-name="P7"><text:span text:style-name="T10">correspondsTo</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Entity Fragmentation</text:p>
          </draw:text-box>
        </draw:frame>
        <draw:g xml:id="id20" draw:id="id20">
          <draw:custom-shape draw:style-name="gr2" draw:text-style-name="P5" draw:layer="layout" svg:width="3.302cm" svg:height="4.064cm" svg:x="3.556cm" svg:y="5.842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357cm" svg:y="5.643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158cm" svg:y="5.444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10" xml:id="id23" draw:id="id23" draw:layer="layout" svg:width="3.302cm" svg:height="4.572cm" svg:x="7.112cm" svg:y="13.97cm">
          <text:p text:style-name="P9"><text:span text:style-name="T9">MegaL</text:span></text:p>
          <text:p text:style-name="P9"><text:span text:style-name="T9">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2" draw:id="id22">
          <draw:custom-shape draw:style-name="gr6" draw:text-style-name="P5" draw:layer="layout" svg:width="5.544cm" svg:height="4.572cm" svg:x="21.248cm" svg:y="12.192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1.038cm" svg:y="11.993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828cm" svg:y="11.794cm">
            <text:p text:style-name="P2"><text:span text:style-name="T9">MegaL</text:span></text:p>
            <text:p text:style-name="P2"><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xml:id="id21" draw:id="id21">
          <draw:custom-shape draw:style-name="gr2" draw:text-style-name="P11" draw:layer="layout" svg:width="3.325cm" svg:height="3.85cm" svg:x="18.108cm" svg:y="3.967cm">
            <text:p text:style-name="P11"><text:span text:style-name="T11">.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1" draw:layer="layout" svg:width="3.325cm" svg:height="3.85cm" svg:x="22.015cm" svg:y="3.967cm">
            <text:p text:style-name="P11"><text:span text:style-name="T11">.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8.636cm" svg:height="5.346cm" svg:x="17.526cm" svg:y="3.556cm">
            <text:p/>
            <draw:enhanced-geometry svg:viewBox="0 0 21600 21600" draw:type="rectangle" draw:enhanced-path="M 0 0 L 21600 0 21600 21600 0 21600 0 0 Z N"/>
          </draw:custom-shape>
          <draw:frame draw:style-name="gr12" draw:text-style-name="P2" draw:layer="layout" svg:width="4.113cm" svg:height="0.962cm" svg:x="19.875cm" svg:y="8.08cm">
            <draw:text-box>
              <text:p text:style-name="P2">Real World</text:p>
            </draw:text-box>
          </draw:frame>
        </draw:g>
        <draw:connector draw:style-name="gr8" draw:text-style-name="P2" draw:layer="layout" draw:type="curve" svg:x1="6.858cm" svg:y1="7.675cm" svg:x2="17.526cm" svg:y2="6.299cm" draw:start-shape="id20" draw:start-glue-point="1" draw:end-shape="id21" svg:d="M6858 7675c7983 0 2649-1376 10668-1376" svg:viewBox="0 0 10669 1377">
          <text:p/>
        </draw:connector>
        <draw:connector draw:style-name="gr8" draw:text-style-name="P2" draw:layer="layout" draw:type="curve" svg:x1="23.81cm" svg:y1="11.794cm" svg:x2="21.844cm" svg:y2="9.042cm" draw:start-shape="id22" draw:start-glue-point="0" draw:end-shape="id21" draw:end-glue-point="2" svg:d="M23810 11794c0-2064-1966-688-1966-2752" svg:viewBox="0 0 1967 2753">
          <text:p/>
        </draw:connector>
        <draw:connector draw:style-name="gr8" draw:text-style-name="P2" draw:layer="layout" draw:type="curve" svg:x1="5.008cm" svg:y1="9.906cm" svg:x2="20.828cm" svg:y2="14.279cm" draw:start-shape="id20" draw:start-glue-point="2" draw:end-shape="id22" draw:end-glue-point="3" svg:d="M5008 9906c0 2916 5273 4373 15820 4373" svg:viewBox="0 0 15821 4374">
          <text:p/>
        </draw:connector>
        <draw:connector draw:style-name="gr8" draw:text-style-name="P2" draw:layer="layout" draw:type="curve" draw:line-skew="1.342cm" svg:x1="23.81cm" svg:y1="16.764cm" svg:x2="10.414cm" svg:y2="16.256cm" draw:start-shape="id22" draw:start-glue-point="2" draw:end-shape="id23" draw:end-glue-point="8" svg:d="M23810 16764c0 2766-4094 2306-5490 1487s-94-1995-7906-1995" svg:viewBox="0 0 13397 2625">
          <text:p/>
        </draw:connector>
        <draw:frame draw:style-name="gr4" draw:layer="layout" svg:width="2.794cm" svg:height="0.962cm" svg:x="8.636cm" svg:y="6.096cm">
          <draw:text-box>
            <text:p text:style-name="P2">links</text:p>
          </draw:text-box>
        </draw:frame>
        <draw:frame draw:style-name="gr4" draw:layer="layout" svg:width="2.794cm" svg:height="0.962cm" svg:x="5.588cm" svg:y="10.922cm">
          <draw:text-box>
            <text:p text:style-name="P2">applies</text:p>
          </draw:text-box>
        </draw:frame>
        <draw:frame draw:style-name="gr13" draw:text-style-name="P2" draw:layer="layout" svg:width="2.794cm" svg:height="0.962cm" svg:x="22.86cm" svg:y="9.452cm">
          <draw:text-box>
            <text:p text:style-name="P2">parses</text:p>
          </draw:text-box>
        </draw:frame>
        <draw:frame draw:style-name="gr14" draw:text-style-name="P2" draw:layer="layout" svg:width="2.794cm" svg:height="0.962cm" svg:x="14.224cm" svg:y="15.548cm">
          <draw:text-box>
            <text:p text:style-name="P2">extends</text:p>
          </draw:text-box>
        </draw:frame>
        <draw:connector draw:style-name="gr8" draw:text-style-name="P2" draw:layer="layout" draw:type="curve" draw:line-skew="-0.677cm" svg:x1="7.112cm" svg:y1="16.256cm" svg:x2="3.158cm" svg:y2="7.675cm" draw:start-shape="id23" draw:start-glue-point="6" draw:end-shape="id20" draw:end-glue-point="3" svg:d="M7112 16256c-7698 0-5721-8581-3954-8581" svg:viewBox="0 0 5568 8582">
          <text:p/>
        </draw:connector>
        <draw:frame draw:style-name="gr4" draw:layer="layout" svg:width="2.794cm" svg:height="0.962cm" svg:x="1.016cm" svg:y="15.04cm">
          <draw:text-box>
            <text:p text:style-name="P2">loads</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Relationship Recovery</text:p>
          </draw:text-box>
        </draw:frame>
        <draw:g>
          <draw:g xml:id="id24" draw:id="id24">
            <draw:custom-shape draw:style-name="gr2" draw:text-style-name="P5" draw:layer="layout" svg:width="3.302cm" svg:height="4.064cm" svg:x="2.769cm" svg:y="8.667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57cm" svg:y="8.468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371cm" svg:y="8.269cm">
              <text:p text:style-name="P2"><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10" xml:id="id26" draw:id="id26" draw:layer="layout" svg:width="3.302cm" svg:height="4.572cm" svg:x="22.327cm" svg:y="8.214cm">
            <text:p text:style-name="P9"><text:span text:style-name="T9">MegaL</text:span></text:p>
            <text:p text:style-name="P9"><text:span text:style-name="T9">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5" draw:id="id25">
            <draw:custom-shape draw:style-name="gr6" draw:text-style-name="P5" draw:layer="layout" svg:width="5.544cm" svg:height="4.572cm" svg:x="11.449cm" svg:y="8.413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239cm" svg:y="8.214cm">
              <text:p text:style-name="P2"><text:span text:style-name="T9">MegaL</text:span></text:p>
              <text:p text:style-name="P2"><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029cm" svg:y="8.015cm">
              <text:p text:style-name="P2"><text:span text:style-name="T9">MegaL</text:span></text:p>
              <text:p text:style-name="P2"><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onnector draw:style-name="gr8" draw:text-style-name="P2" draw:layer="layout" draw:type="curve" svg:x1="6.071cm" svg:y1="10.5cm" svg:x2="11.029cm" svg:y2="10.5cm" draw:start-shape="id24" draw:start-glue-point="1" draw:end-shape="id25" draw:end-glue-point="3" svg:d="M6071 10500h4958" svg:viewBox="0 0 4959 1">
            <text:p/>
          </draw:connector>
          <draw:connector draw:style-name="gr8" draw:text-style-name="P2" draw:layer="layout" draw:type="curve" svg:x1="16.993cm" svg:y1="10.5cm" svg:x2="22.327cm" svg:y2="10.5cm" draw:start-shape="id25" draw:start-glue-point="1" draw:end-shape="id26" draw:end-glue-point="6" svg:d="M16993 10500h5334" svg:viewBox="0 0 5335 1">
            <text:p/>
          </draw:connector>
          <draw:frame draw:style-name="gr4" draw:layer="layout" svg:width="2.794cm" svg:height="0.962cm" svg:x="6.833cm" svg:y="9.538cm">
            <draw:text-box>
              <text:p text:style-name="P2">applies</text:p>
            </draw:text-box>
          </draw:frame>
          <draw:frame draw:style-name="gr14" draw:text-style-name="P2" draw:layer="layout" svg:width="2.794cm" svg:height="0.962cm" svg:x="18.009cm" svg:y="9.538cm">
            <draw:text-box>
              <text:p text:style-name="P2">extends</text:p>
            </draw:text-box>
          </draw:frame>
        </draw:g>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State</text:p>
          </draw:text-box>
        </draw:frame>
        <draw:g>
          <draw:custom-shape draw:style-name="gr2" draw:text-style-name="P4" draw:layer="layout" svg:width="8.708cm" svg:height="4.064cm" svg:x="2.945cm" svg:y="4.968cm">
            <text:p text:style-name="P4"><text:span text:style-name="T2">(1.)</text:span></text:p>
            <text:p text:style-name="P4"><text:span text:style-name="T2">Fragment</text:span></text:p>
            <text:p text:style-name="P4"><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4.969cm">
            <text:p text:style-name="P4"><text:span text:style-name="T2">(2.) </text:span></text:p>
            <text:p text:style-name="P4"><text:span text:style-name="T2">Entity</text:span></text:p>
            <text:p text:style-name="P4"><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2" draw:layer="layout" svg:width="8.708cm" svg:height="4.064cm" svg:x="16.347cm" svg:y="4.97cm">
            <text:p text:style-name="P12"><text:span text:style-name="T12">(3.) </text:span></text:p>
            <text:p text:style-name="P12"><text:span text:style-name="T12">Relationship</text:span></text:p>
            <text:p text:style-name="P12"><text:span text:style-name="T1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layer="layout" svg:width="21.799cm" svg:height="5.776cm" svg:x="3.101cm" svg:y="10.48cm">
          <draw:text-box>
            <text:p><text:span text:style-name="T13">(1.) Create sufficient Fragment Megamodels</text:span></text:p>
            <text:p><text:span text:style-name="T13"/></text:p>
            <text:p><text:span text:style-name="T13">(2.) Create an </text:span><text:span text:style-name="T14">ANTLR</text:span><text:span text:style-name="T13"> based fragmentation infrastructure to utilize its grammar zoo </text:span></text:p>
            <text:p><text:span text:style-name="T13">(</text:span><text:span text:style-name="T13"><text:a xlink:href="https://github.com/antlr/grammars-v4" xlink:type="simple">https://github.com/antlr/grammars-v4</text:a></text:span><text:span text:style-name="T13">)</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Challenges</text:p>
          </draw:text-box>
        </draw:frame>
        <draw:g>
          <draw:custom-shape draw:style-name="gr2" draw:text-style-name="P4" draw:layer="layout" svg:width="8.708cm" svg:height="4.064cm" svg:x="2.946cm" svg:y="4.969cm">
            <text:p text:style-name="P4"><text:span text:style-name="T2">(1.)</text:span></text:p>
            <text:p text:style-name="P4"><text:span text:style-name="T2">Fragment</text:span></text:p>
            <text:p text:style-name="P4"><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2" draw:layer="layout" svg:width="8.708cm" svg:height="4.064cm" svg:x="9.647cm" svg:y="4.97cm">
            <text:p text:style-name="P12"><text:span text:style-name="T12">(2.) </text:span></text:p>
            <text:p text:style-name="P12"><text:span text:style-name="T12">Entity</text:span></text:p>
            <text:p text:style-name="P12"><text:span text:style-name="T1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2" draw:layer="layout" svg:width="8.708cm" svg:height="4.064cm" svg:x="16.348cm" svg:y="4.971cm">
            <text:p text:style-name="P12"><text:span text:style-name="T12">(3.) </text:span></text:p>
            <text:p text:style-name="P12"><text:span text:style-name="T12">Relationship</text:span></text:p>
            <text:p text:style-name="P12"><text:span text:style-name="T1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3" draw:layer="layout" svg:width="21.59cm" svg:height="4.988cm" svg:x="3.048cm" svg:y="10.668cm">
          <draw:text-box>
            <text:p text:style-name="P13"><text:span text:style-name="T15">Java Method Overloading</text:span></text:p>
            <text:p text:style-name="P13"><text:span text:style-name="T15"/></text:p>
            <text:p text:style-name="P13"><text:span text:style-name="T15">Java Method Parameters</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3" svg:font-family="'Liberation Sans'" style:font-family-generic="swiss"/>
    <style:font-face style:name="Liberation Sans4" svg:font-family="'Liberation Sans'" style:font-adornments="Regular" style:font-family-generic="swis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text:p text:style-name="MP3"><text:span text:style-name="MT3">University of Koblenz-Landau</text:span></text:p>
          <text:p text:style-name="MP3"><text:span text:style-name="MT3">Maximilian Meffert</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3-07T12:29:43.239898043</dc:date>
    <dc:creator>Maximilian Meffert</dc:creator>
    <meta:editing-duration>P1DT17H47M34S</meta:editing-duration>
    <meta:editing-cycles>200</meta:editing-cycles>
    <meta:generator>LibreOffice/4.2.8.2$Linux_X86_64 LibreOffice_project/420m0$Build-2</meta:generator>
    <meta:document-statistic meta:object-count="169"/>
  </office:meta>
</office:document-meta>
</file>